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 of Life</text:p>
      <text:p text:style-name="Standard">3 main hypothesis'</text:p>
      <text:list xml:id="list8405253473790816721" text:style-name="L1">
        <text:list-item>
          <text:p text:style-name="P1">Supernatural creation</text:p>
        </text:list-item>
        <text:list-item>
          <text:p text:style-name="P1">Extraterrestrial origin (Panspermia)</text:p>
        </text:list-item>
        <text:list-item>
          <text:p text:style-name="P1">Primordial Soup</text:p>
        </text:list-item>
      </text:list>
      <text:p text:style-name="Standard"/>
      <text:p text:style-name="Standard">Generally, inorganic molecules are defined by having Hydrogen and Carbon</text:p>
      <text:p text:style-name="Standard">Molecules are named from left to righ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09-29T13:16:21.77</meta:creation-date>
    <meta:generator>OpenOffice/4.1.3$Win32 OpenOffice.org_project/413m1$Build-9783</meta:generator>
    <dc:date>2017-10-02T10:05:21.03</dc:date>
    <dc:creator>Timothy Cayer</dc:creator>
    <meta:editing-duration>P2DT20H49M</meta:editing-duration>
    <meta:editing-cycles>2</meta:editing-cycles>
    <meta:document-statistic meta:table-count="0" meta:image-count="0" meta:object-count="0" meta:page-count="1" meta:paragraph-count="7" meta:word-count="33" meta:character-count="220"/>
  </office:meta>
</office:document-meta>
</file>